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4" style:family="graphic" style:parent-style-name="objectwithoutfill">
      <style:graphic-properties svg:stroke-width="0.1cm" svg:stroke-color="#00a933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465a4" draw:marker-start="Arrow" draw:marker-start-width="0.3cm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4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45cm" svg:height="0.962cm" svg:x="6.9cm" svg:y="0.9cm">
          <draw:text-box>
            <text:p>Landwirt</text:p>
          </draw:text-box>
        </draw:frame>
        <draw:frame draw:style-name="gr1" draw:text-style-name="P1" draw:layer="layout" svg:width="3.245cm" svg:height="0.962cm" svg:x="11cm" svg:y="7.9cm">
          <draw:text-box>
            <text:p>Suisselab</text:p>
          </draw:text-box>
        </draw:frame>
        <draw:frame draw:style-name="gr2" draw:text-style-name="P1" draw:layer="layout" svg:width="6.238cm" svg:height="0.962cm" svg:x="0.8cm" svg:y="8.5cm">
          <draw:text-box>
            <text:p>Zuchtorganisationen</text:p>
          </draw:text-box>
        </draw:frame>
        <draw:frame draw:style-name="gr3" draw:text-style-name="P1" draw:layer="layout" svg:width="2.826cm" svg:height="0.962cm" svg:x="0.874cm" svg:y="9.338cm">
          <draw:text-box>
            <text:p>Qualitas</text:p>
          </draw:text-box>
        </draw:frame>
        <draw:line draw:style-name="gr4" draw:text-style-name="P2" draw:layer="layout" svg:x1="3.9cm" svg:y1="8.6cm" svg:x2="8.1cm" svg:y2="1.8cm">
          <text:p/>
        </draw:line>
        <draw:line draw:style-name="gr4" draw:text-style-name="P2" draw:layer="layout" svg:x1="11.4cm" svg:y1="7.9cm" svg:x2="9.2cm" svg:y2="1.8cm">
          <text:p/>
        </draw:line>
        <draw:line draw:style-name="gr5" draw:text-style-name="P2" draw:layer="layout" svg:x1="11cm" svg:y1="8.4cm" svg:x2="6.9cm" svg:y2="9.1cm">
          <text:p/>
        </draw:line>
        <draw:line draw:style-name="gr6" draw:text-style-name="P2" draw:layer="layout" svg:x1="3cm" svg:y1="5.2cm" svg:x2="3cm" svg:y2="8.6cm">
          <text:p/>
        </draw:line>
        <draw:frame draw:style-name="gr7" draw:text-style-name="P4" draw:layer="layout" svg:width="6.043cm" svg:height="1.673cm" svg:x="0.101cm" svg:y="3.701cm">
          <draw:text-box>
            <text:p text:style-name="P3"><text:span text:style-name="T1">KB </text:span></text:p>
            <text:p text:style-name="P3"><text:span text:style-name="T1">Organisationen (KBO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30T10:40:41.443655407</dc:date>
    <meta:editing-duration>PT4M55S</meta:editing-duration>
    <meta:editing-cycles>5</meta:editing-cycles>
    <meta:generator>LibreOffice/6.1.2.1$MacOSX_X86_64 LibreOffice_project/65905a128db06ba48db947242809d14d3f9a93fe</meta:generator>
    <meta:document-statistic meta:object-count="9"/>
  </office:meta>
</office:document-meta>
</file>